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ble and comparator:</text:p>
      <text:p text:style-name="P1">Comparators and comparable in Java are two interfaces which is used to implement sorting in Java. It’s often required to sort objects stored in any collection classes like ArrayList, HashSet or in Array and that time we need to use either <text:s/>compare() or <text:s/>compareTo() method defined in java.util.Comparator and java.lang.Comparable.</text:p>
      <text:p text:style-name="P1"/>
      <text:p text:style-name="P1"/>
      <text:p text:style-name="P1">Collections questions site::</text:p>
      <text:p text:style-name="P1">http://www.javagyan.com/preparing-for-an-interview/java-collection-interview-ques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4" meta:word-count="57" meta:character-count="470"/>
    <dc:date>2015-09-05T09:07:21.85</dc:date>
    <meta:editing-duration>PT14S</meta:editing-duration>
    <meta:editing-cycles>1</meta:editing-cycles>
    <meta:generator>OpenOffice.org/3.3$Win32 OpenOffice.org_project/330m20$Build-9567</meta:generator>
  </office:meta>
</office:document-meta>
</file>